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/>
    <style:style style:name="ce3" style:family="table-cell" style:parent-style-name="Default" style:data-style-name="N11"/>
    <style:style style:name="ce4" style:family="table-cell" style:parent-style-name="Default">
      <style:text-properties fo:color="#999999" style:font-name="Arial" style:font-name-asian="Droid Sans Fallback" style:font-name-complex="Arial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4-01-01" calcext:value-type="date">
            <text:p>01.01.2014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percentage" office:value="0.45" calcext:value-type="percentage">
            <text:p>45,00%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IF(ISBLANK([.C4]);&quot;&quot;;&quot;nesmysl&quot;)">
            <text:p/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[<text:a xlink:href="http://example.org/" xlink:type="simple">http://example.org/</text:a>]</text:p>
          </table:table-cell>
          <table:table-cell table:number-columns-repeated="5"/>
        </table:table-row>
        <table:table-row table:style-name="ro2">
          <table:table-cell table:style-name="ce1" table:number-columns-repeated="4"/>
          <table:table-cell office:value-type="string" calcext:value-type="string">
            <text:p>afterrepeated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F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 number:display-factor="1000"/>
    </number:number-style>
    <number:number-style style:name="N109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109P0"/>
    </number:number-style>
    <number:number-style style:name="N110">
      <number:text>(</number:text>
      <number:number number:decimal-places="0" number:min-integer-digits="1" number:grouping="true"/>
      <number:text>)</number:text>
    </number:number-style>
    <number:date-style style:name="N111">
      <number:day/>
      <number:text>.</number:text>
      <number:month/>
      <number:text>.</number:text>
      <number:year number:style="long"/>
    </number:date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">
      <number:number number:decimal-places="1" number:min-integer-digits="1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/>
      <number:text>.</number:text>
      <number:year number:style="long"/>
    </number:date-style>
    <number:date-style style:name="N10113" number:language="cs" number:country="CZ">
      <number:day/>
      <number:text>.</number:text>
      <number:month number:textual="true"/>
      <number:text>.</number:text>
      <number:year/>
    </number:date-style>
    <number:date-style style:name="N10114" number:language="cs" number:country="CZ">
      <number:day/>
      <number:text>.</number:text>
      <number:month number:textual="true"/>
    </number:date-style>
    <number:date-style style:name="N10115" number:language="cs" number:country="CZ">
      <number:month number:textual="true"/>
      <number:text>.</number:text>
      <number:year/>
    </number:date-style>
    <number:time-style style:name="N10116" number:language="cs" number:country="CZ">
      <number:hours/>
      <number:text>:</number:text>
      <number:minute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</number:time-style>
    <number:time-style style:name="N10119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0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0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cs" number:country="CZ">
      <number:number number:decimal-places="2" number:min-integer-digits="1" number:grouping="true"/>
      <number:text>     </number:text>
    </number:number-style>
    <number:number-style style:name="N10126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cs" number:country="CZ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1" style:volatile="true" number:language="cs" number:country="CZ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2" style:volatile="true" number:language="cs" number:country="CZ">
      <number:text> </number:text>
      <loext:fill-character> </loext:fill-character>
      <number:text>-      </number:text>
    </number:number-style>
    <number:text-style style:name="N10130" number:language="cs" number:country="CZ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cs" number:country="CZ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0134P1" style:volatile="true" number:language="cs" number:country="CZ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0134P2" style:volatile="true" number:language="cs" number:country="CZ">
      <number:text> </number:text>
      <loext:fill-character> </loext:fill-character>
      <number:text>- Kč </number:text>
    </number:number-style>
    <number:text-style style:name="N10134" number:language="cs" number:country="CZ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cs" number:country="CZ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1" style:volatile="true" number:language="cs" number:country="CZ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8" number:language="cs" number:country="CZ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cs" number:country="CZ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0142P1" style:volatile="true" number:language="cs" number:country="CZ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0142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0142" number:language="cs" number:country="CZ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cs" number:country="CZ">
      <number:minutes number:style="long"/>
      <number:text>:</number:text>
      <number:seconds number:style="long"/>
    </number:time-style>
    <number:time-style style:name="N10144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cs" number:country="CZ">
      <number:minutes number:style="long"/>
      <number:text>:</number:text>
      <number:seconds number:style="long" number:decimal-places="1"/>
    </number:time-style>
    <number:number-style style:name="N10146" number:language="cs" number:country="CZ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.00.0000</text:date>, <text:time style:data-style-name="N2" text:time-value="03:47:03.02580713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4-11-10T03:49:18.521275140</dc:date>
    <meta:editing-duration>PT6M36S</meta:editing-duration>
    <meta:editing-cycles>8</meta:editing-cycles>
    <meta:generator>LibreOffice/4.3.3.2$Linux_X86_64 LibreOffice_project/430m0$Build-2</meta:generator>
    <meta:document-statistic meta:table-count="1" meta:cell-count="17" meta:object-count="0"/>
  </office:meta>
</office:document-meta>
</file>